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2.5cm"/>
      <style:paragraph-properties style:writing-mode="lr-tb"/>
    </style:style>
    <style:style style:name="pr8" style:family="presentation" style:parent-style-name="Focus3-outline1">
      <style:graphic-properties fo:min-height="11.929cm"/>
      <style:paragraph-properties style:writing-mode="lr-tb"/>
    </style:style>
    <style:style style:name="pr9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<text:span text:style-name="T1">print(“hello, world”)</text:span>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PRAS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_start</text:p>
          </draw:text-box>
        </draw:frame>
        <draw:frame presentation:style-name="pr5" draw:layer="layout" svg:width="12cm" svg:height="7cm" svg:x="8cm" svg:y="6cm" presentation:class="outline" presentation:user-transformed="true">
          <draw:text-box>
            <text:list text:style-name="L2">
              <text:list-item>
                <text:p>Mov rax, 1</text:p>
              </text:list-item>
              <text:list-item>
                <text:p>Mov rdi, 1</text:p>
              </text:list-item>
              <text:list-item>
                <text:p>Mov rsi, hello</text:p>
              </text:list-item>
              <text:list-item>
                <text:p>Mov rdx, 13</text:p>
              </text:list-item>
              <text:list-item>
                <text:p>sysc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_start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Mov rax, 60</text:p>
              </text:list-item>
              <text:list-item>
                <text:p>Mov rdi, 0</text:p>
              </text:list-item>
              <text:list-item>
                <text:p>syscal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hello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header>
                <text:p>Hello, world!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18:45:24.100946724</meta:creation-date>
    <meta:editing-duration>PT7M58S</meta:editing-duration>
    <meta:editing-cycles>2</meta:editing-cycles>
    <meta:generator>LibreOffice/7.3.4.2$Linux_X86_64 LibreOffice_project/30$Build-2</meta:generator>
    <dc:title>Focus</dc:title>
    <dc:date>2022-07-23T18:53:22.134512740</dc:date>
    <meta:document-statistic meta:object-count="92"/>
  </office:meta>
</office:document-meta>
</file>